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Corps_20_de_20_texte.Paragraph" style:list-style-name="L22">
      <style:paragraph-properties fo:margin-left="1.251cm" fo:margin-right="0cm" fo:text-indent="0cm" style:auto-text-indent="fals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US-0.99.0.oxt&#13;&#13;15.06.2020 21:12:1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US-A-0.99.0.oxt&#13;&#13;15.06.2020 21:12:2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US-L-0.99.0.oxt&#13;&#13;15.06.2020 21:12:2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en-U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150121486415408431"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599134476902925797" text:style-name="L2">
        <text:list-item>
          <text:p text:style-name="P49">Version 2.1.2 :</text:p>
        </text:list-item>
      </text:list>
      <text:list xml:id="list5529362789001986321" text:style-name="L3">
        <text:list-item>
          <text:list>
            <text:list-item>
              <text:p text:style-name="P50">Localized help : resolved non-functional hyperlink due to API incompatibility introduced by Apache OpenOffice 4.1 (and LibreOffice 4.0).</text:p>
            </text:list-item>
          </text:list>
        </text:list-item>
      </text:list>
      <text:list xml:id="list41340866" text:continue-list="list7599134476902925797" text:style-name="L2">
        <text:list-item>
          <text:p text:style-name="P49">Version 2.1.1 :</text:p>
        </text:list-item>
      </text:list>
      <text:list xml:id="list5776228359632869938"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41354803" text:continue-list="list41340866" text:style-name="L2">
        <text:list-item>
          <text:p text:style-name="P49">Version 2.1.0 :</text:p>
        </text:list-item>
      </text:list>
      <text:list xml:id="list2982516566168243205"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41345148" text:continue-list="list41354803" text:style-name="L2">
        <text:list-item>
          <text:p text:style-name="P49">Version 2.0.0 :</text:p>
        </text:list-item>
      </text:list>
      <text:list xml:id="list7716006561474585519"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41355134" text:continue-list="list41345148" text:style-name="L2">
        <text:list-item>
          <text:p text:style-name="P49">Version 1.5.3 :</text:p>
        </text:list-item>
      </text:list>
      <text:list xml:id="list974480754254000321"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420635596697158979"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U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429990735514448977"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369672923973789713"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280210637479556447"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794286553734283100"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077387074308198992"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1308911136339838426"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295160923156363376"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783735274873373927"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021870041025534491" text:style-name="L17">
        <text:list-item>
          <text:p text:style-name="P64">Arg1 : <text:span text:style-name="InstructionMacro">String</text:span> : mandatory, type of control used for the button</text:p>
        </text:list-item>
      </text:list>
      <text:list xml:id="list33128669986188615"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731318571593724698"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465914180726551124"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452957331549890513"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735183237606472096"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259841238007796052"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843003172323084374"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567789827961443563"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132702574877899728"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574309607962608891"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858541545590447453"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394701290923866670"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2386228358334144859"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92590526843407866"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712884071183821224"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78025001062052310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571714628841173338"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curly_en-U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en-US)</text:p>
      <text:p text:style-name="tooltipLang"><text:bookmark-start text:name="__RefHeading__44467_325084090"/>Tooltip de<text:bookmark-end text:name="__RefHeading__44467_325084090"/></text:p>
      <text:p text:style-name="descrText">curly (en-US)</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urly (en-US).</text:p>
      <text:p text:style-name="descrText">Smart quotes, typographical apostrophes, ellipses and so on.</text:p>
      <text:p text:style-name="descrLang"><text:bookmark-start text:name="__RefHeading__78156_325084090"/><text:soft-page-break/>Description de<text:bookmark-end text:name="__RefHeading__78156_325084090"/></text:p>
      <text:p text:style-name="descrText">curly (en-US) .</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87784958838474833"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04320752256603833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40799689149276435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47176721516320421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32991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71831745208176719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96692135735645259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23671141468742973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0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5</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5</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5</dc:date>
     <text:p>internal</text:p>
     <text:p>Page2</text:p>
     <text:p/>
    </office:annotation>Paragraph styles</text:p>
      <text:p text:style-name="P28"><office:annotation>
     <dc:creator>BM</dc:creator>
     <dc:date>2008-03-13T00:00:00.05</dc:date>
     <text:p>internal</text:p>
     <text:p>Page7</text:p>
     <text:p/>
    </office:annotation>Hyperlinks</text:p>
      <text:p text:style-name="hlp_5f_paragraph"><text:span text:style-name="T14"><office:annotation>
      <dc:creator>BM</dc:creator>
      <dc:date>2008-03-13T00:00:00.05</dc:date>
      <text:p>internal</text:p>
      <text:p>Page3</text:p>
      <text:p/>
     </office:annotation></text:span><text:span text:style-name="T14">Text formatting</text:span></text:p>
      <text:p text:style-name="P28"><office:annotation>
     <dc:creator>BM</dc:creator>
     <dc:date>2008-03-26T00:00:00.05</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5</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5</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6</dc:date>
     <text:p>external</text:p>
     <text:p>text/swriter/main0210.xhp</text:p>
     <text:p/>
    </office:annotation><text:span text:style-name="T14">Preview topic</text:span> </text:p>
      <text:p text:style-name="hlp_5f_paragraph">This hyperlink displays <text:s/><office:annotation>
     <dc:creator>BM</dc:creator>
     <dc:date>2008-03-15T00:00:00.06</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335321" text:continue-list="list904320752256603833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1354980" text:continue-list="list4132991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6</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06</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07</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1337330" text:continue-list="list4133532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en-U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U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17" meta:character-count="81866"/>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US", "0.99.0") ' fill with your values
  setExtensionDescription("en")
  setDisplayName("en", "curly (en-US)")
  setTooltip("en", "en") ' deprecated ! starting from 3.1,use instead setExtensionDescription
endDescription  


beginAnnexes 
  useLibrary("Basic", "curly_en-US/")
endAnnexes


beginAddonUI


  beginOfficeToolbar

    beginTbTitles("Writer")
      setTitle("curly en-US")
    endTbTitles
    
    	beginButton()
            beginTitles("Writer")
              setTitle("Convert ellipses and apostrophes", "en")
            endTitles
            setURL("Basic", "curly_en-US", "Common", "Main")
			setImage("icons/Work")
		endButton

		beginButton()
            beginTitles("Writer")
              setTitle("em-dash to two hyphens (— → --)", "en")
            endTitles
            setURL("Basic", "curly_en-US", "Revert", "Dash")
			setImage("icons/DoubleHyphen")
		endButton    

		beginButton()
            beginTitles("Writer")
              setTitle("two hyphens to em-dash (-- → —)", "en")
            endTitles
            setURL("Basic", "curly_en-US", "Common", "Em_dash")
			setImage("icons/EmDash")
		endButton    

        addSeparator

		beginButton()
            beginTitles("Writer")
              setTitle("Show direct speech (works with AE style quotation marks)", "en")
            endTitles
            setURL("Basic", "curly_en-US", "QM_en_US", "ShowDirectSpeech")
			setImage("icons/DirectSpeech")
		endButton

		beginButton()
            beginTitles("Writer")
              setTitle("Back to standard view", "en")
            endTitles
            setURL("Basic", "curly_en-US", "QM_en_US", "StandardView")
			setImage("icons/StandardView")
		endButton    

  endOfficeToolbar


  beginAddonMenu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